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A00000189B7BB98C9D9B89D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6.951cm" svg:height="36.83cm" svg:x="-1.186cm" svg:y="-2.556cm">
          <draw:image xlink:href="Pictures/10000201000001CA00000189B7BB98C9D9B89D2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7T18:25:44.812255486</dc:date>
    <meta:editing-duration>PT57S</meta:editing-duration>
    <meta:editing-cycles>1</meta:editing-cycles>
    <meta:document-statistic meta:object-count="1"/>
    <meta:generator>LibreOffice/6.4.4.2$Linux_X86_64 LibreOffice_project/40$Build-2</meta:generator>
  </office:meta>
</office:document-meta>
</file>